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16.5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72.28mm"/>
    </style:style>
    <style:style style:name="co6" style:family="table-column">
      <style:table-column-properties fo:break-before="auto" style:column-width="14.85mm"/>
    </style:style>
    <style:style style:name="co7" style:family="table-column">
      <style:table-column-properties fo:break-before="auto" style:column-width="22.77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5.51mm"/>
    </style:style>
    <style:style style:name="co10" style:family="table-column">
      <style:table-column-properties fo:break-before="auto" style:column-width="47.04mm"/>
    </style:style>
    <style:style style:name="co11" style:family="table-column">
      <style:table-column-properties fo:break-before="auto" style:column-width="47.54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54.95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37.02mm"/>
    </style:style>
    <style:style style:name="co16" style:family="table-column">
      <style:table-column-properties fo:break-before="auto" style:column-width="2.03mm"/>
    </style:style>
    <style:style style:name="co17" style:family="table-column">
      <style:table-column-properties fo:break-before="auto" style:column-width="37.85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3.16mm"/>
    </style:style>
    <style:style style:name="co20" style:family="table-column">
      <style:table-column-properties fo:break-before="auto" style:column-width="2.72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6.31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</office:automatic-styles>
  <office:body>
    <office:spreadsheet>
      <table:calculation-settings table:use-regular-expressions="false" table:use-wildcards="true"/>
      <table:table table:name="dts_inclusion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1" table:number-columns-repeated="7" table:default-cell-style-name="ce9"/>
        <table:table-column table:style-name="co3" table:number-columns-repeated="1011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cm283x.dtsi</text:p>
          </table:table-cell>
          <table:table-cell table:number-columns-repeated="6"/>
          <table:table-cell office:value-type="string" calcext:value-type="string">
            <text:p>bcm283x.dts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cm283x-uboot.dtsi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bcm2835.dtsi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cm270x.dtsi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cm2708-rpi.dtsi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bcm2708.dts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cm2835.dts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835-rpi.dts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83x-rpi-smsc9512.dtsi</text:p>
          </table:table-cell>
          <table:table-cell table:number-columns-repeated="5"/>
          <table:table-cell office:value-type="string" calcext:value-type="string">
            <text:p>bcm283x-rpi-smsc9512.dts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cm283x-rpi-usb-host.dtsi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cm2835-rpi-b.dts</text:p>
          </table:table-cell>
          <table:table-cell table:number-columns-repeated="5"/>
          <table:table-cell table:style-name="ce10" office:value-type="string" calcext:value-type="string">
            <text:p>bcm2708-rpi-b.dts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row table:style-name="ro3">
          <table:table-cell table:number-columns-repeated="5"/>
          <table:table-cell table:style-name="ce11" office:value-type="string" calcext:value-type="string">
            <text:p>ARCH</text:p>
          </table:table-cell>
          <table:table-cell table:style-name="ce11"/>
          <table:table-cell/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DEFAULT_DEVICE_TREE</text:p>
          </table:table-cell>
          <table:table-cell table:style-name="ce11" office:value-type="string" calcext:value-type="string">
            <text:p>MACH</text:p>
          </table:table-cell>
          <table:table-cell table:style-name="ce11" office:value-type="string" calcext:value-type="string">
            <text:p>SYS_EXTRA_OPTIONS</text:p>
          </table:table-cell>
          <table:table-cell table:number-columns-repeated="3"/>
          <table:table-cell table:style-name="ce11" office:value-type="string" calcext:value-type="string">
            <text:p>VENDOR</text:p>
          </table:table-cell>
          <table:table-cell/>
        </table:table-row>
        <table:table-row table:style-name="ro3">
          <table:table-cell/>
          <table:table-cell table:style-name="ce11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A10-OLinuXino-Lime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10s-OLinuXino-M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13-OLinuXinoM_defconfig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13-OLinuXin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nuXino-Lime2-eMMC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nuXino-Lime2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nuXino-Lime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nuXino_MICRO-eMMC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nuXino_MICR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mex-SOM-EVB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mex-SOM204-EVB-eMMC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20-Olimex-SOM204-EVB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33-OLinuXin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8I_A33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inol_AW1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mpe_A76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uxtek-T003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uxtek-T004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B4420Q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4420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4860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4860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4860Q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4860Q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4860QDS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BSC9131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1RDB_SPIFLASH_SYSCLK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1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AND_DDRCLK100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AND_DDRCLK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AND_DDRCLK133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AND_DDRCLK1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OR_DDRCLK100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OR_DDRCLK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OR_DDRCLK133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NOR_DDRCLK1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DCARD_DDRCLK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DCARD_DDRCLK1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PIFLASH_DDRCLK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SC9132QDS_SPIFLASH_DDRCLK133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Bananapi_M2_Ultra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8I_R40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Bananapi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Bananapi_m2m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8I_A33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Bananapr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C29XPCIE_NOR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29XPCIE_SPIFLASH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29XPCIE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29XPCIE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CHI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HIP_p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SQ_CS9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huwi_V7_CW08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lombus</text:p>
          </table:table-cell>
          <table:table-cell table:number-columns-repeated="8"/>
          <table:table-cell office:value-type="string" calcext:value-type="string">
            <text:p>SUN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ubieboard2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ubieboard4</text:p>
          </table:table-cell>
          <table:table-cell table:number-columns-repeated="8"/>
          <table:table-cell office:value-type="string" calcext:value-type="string">
            <text:p>SUN9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ubieboard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ubietruck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ubietruck_plus</text:p>
          </table:table-cell>
          <table:table-cell table:number-columns-repeated="8"/>
          <table:table-cell office:value-type="string" calcext:value-type="string">
            <text:p>SUN8I_A83T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Cyrus_P5040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Empire_electronix_d709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Empire_electronix_m712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Hummingbird_A31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Hyundai_A7HD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tead_Ibox_A20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amobo_R1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cheePi_Zero</text:p>
          </table:table-cell>
          <table:table-cell table:number-columns-repeated="8"/>
          <table:table-cell office:value-type="string" calcext:value-type="string">
            <text:p>SUN8I_V3S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Linksprite_pcDuino3_Nano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nksprite_pcDuino3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Linksprite_pcDuino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M52277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277EVB_stmicr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35EVB_Flash3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35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49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53DEM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53EVB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72C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75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282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3017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329AFE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329BFE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373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18TW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18TWR_nand_mi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18TWR_nand_rmi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18TWR_nand_rmii_lowfreq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18TWR_serial_mi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18TWR_serial_rmi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1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1EVB_stmicr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5EVB_a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5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5EVB_i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5EVB_int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455EVB_stm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A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B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C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D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E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F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75G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A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B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C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D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E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F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GF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485HFE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MK808C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MPC8313ERDB_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13ERDB_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13ERDB_NAND_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13ERDB_NAND_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15E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23E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2XEMDS_AT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2XEMDS_HOST_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2XEMDS_HOST_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2XEMDS_SLAV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2XEM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49EM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49ITXG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49ITX_LOW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49IT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7XEMDS_HOS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7XEM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7XE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36DS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36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36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36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41C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41CDS_legac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44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48CDS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48C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48CDS_legac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55C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55CDS_legac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68M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69MDS_AT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69M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72DS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572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610HPC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641HPCN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641HPCN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MSI_Primo73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MSI_Primo81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Marsboard_A10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le_A1000G_quad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le_A1000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le_I7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le_M3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le_M5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ele_M9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Merrii_A80_Optimus</text:p>
          </table:table-cell>
          <table:table-cell table:number-columns-repeated="8"/>
          <table:table-cell office:value-type="string" calcext:value-type="string">
            <text:p>SUN9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Mini-X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Nintendo_NES_Classic_Edition</text:p>
          </table:table-cell>
          <table:table-cell table:number-columns-repeated="8"/>
          <table:table-cell office:value-type="string" calcext:value-type="string">
            <text:p>SUN8I_A33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Orangepi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Orangepi_mini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P1010RDB-PA_36BI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36BIT_NOR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36BIT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36BIT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NAND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NOR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SPIFLASH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A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NAND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NOR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36BIT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NAND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NOR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SPIFLASH_SEC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10RDB-P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MBG-PC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MBG-PC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MBG-PC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MBG-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36BI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36BIT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D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D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D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RDB-P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UTM-PC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UTM-PC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UTM-PC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0UTM-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36BI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36BIT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1RDB-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36BI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36BIT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2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3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4RDB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4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4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4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4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5RDB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5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5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5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025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36BI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36BIT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36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20RDB-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41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41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41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41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41RDB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041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NAN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041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4080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4080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4080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4080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4080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NAN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20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40DS_NAN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40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40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40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40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5040DS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Sinlinx_SinA31s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Sinlinx_SinA33</text:p>
          </table:table-cell>
          <table:table-cell table:number-columns-repeated="8"/>
          <table:table-cell office:value-type="string" calcext:value-type="string">
            <text:p>SUN8I_A33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Sinovoip_BPI_M2_Plus</text:p>
          </table:table-cell>
          <table:table-cell table:number-columns-repeated="8"/>
          <table:table-cell office:value-type="string" calcext:value-type="string">
            <text:p>SUN8I_H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inovoip_BPI_M2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inovoip_BPI_M3</text:p>
          </table:table-cell>
          <table:table-cell table:number-columns-repeated="8"/>
          <table:table-cell office:value-type="string" calcext:value-type="string">
            <text:p>SUN8I_A83T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Sunchip_CX-A99</text:p>
          </table:table-cell>
          <table:table-cell table:number-columns-repeated="8"/>
          <table:table-cell office:value-type="string" calcext:value-type="string">
            <text:p>SUN9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T1023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3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3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3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DDR4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DDR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24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D4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D4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D4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D4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D4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QDS_DDR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0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D4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D4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D4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D4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D4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PI_NAN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PI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PI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PI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1042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Q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Q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Q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RDB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RDB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0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1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1Q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1QDS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1Q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2081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160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160Q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160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160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160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Q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QDS_SRIO_PCI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4240RDB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UCP1020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UTOO_P66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Wexler_TAB7200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Wits_Pro_A20_DKT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bo_i5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Yones_Toptech_BD1078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Yones_Toptech_BS1078_V2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64-olinuxino</text:p>
          </table:table-cell>
          <table:table-cell table:number-columns-repeated="8"/>
          <table:table-cell office:value-type="string" calcext:value-type="string">
            <text:p>SUN50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1"/>
        </table:table-row>
        <table:table-row table:style-name="ro3">
          <table:table-cell/>
          <table:table-cell table:style-name="ce11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m335x_boneblac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boneblack_v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evm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evm_nor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evm_spi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evm_usbsp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hs_evm_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igep003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pdu00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h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hc_ic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hc_net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hc_promp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hc_sd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hc_sdboot_promp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35x_sl5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m43xx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43xx_evm_eth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43xx_evm_qspi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43xx_evm_rtconl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43xx_evm_usbhost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43xx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m57xx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palis_imx6_nospl_co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palis_imx6_nospl_it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t91rm9200ek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t91sam9260ek_dataflash_cs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0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1ek_dataflash_cs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1ek_dataflash_cs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1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3ek_dataflash_cs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3ek_data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3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3ek_norflash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263ek_nor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10ek_dataflash_cs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10ek_dataflash_cs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10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20ek_2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20ek_2mmc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20ek_dataflash_cs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20ek_dataflash_cs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g20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m10g45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m10g45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n12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n12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n12ek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rlek_data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rl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rl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5ek_data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5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5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5ek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eek_dataflash_cs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eek_dataflash_cs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t91sam9xeek_nandflash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4"/>
        </table:table-row>
        <table:table-row table:style-name="ro3">
          <table:table-cell/>
          <table:table-cell table:style-name="ce11" office:value-type="string" calcext:value-type="string">
            <text:p>ba10_tv_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4I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ananapi_m1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>
            <text:p>bananapi_m6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2"/>
          <table:table-cell office:value-type="string" calcext:value-type="string">
            <text:p>SUN50I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/>
        </table:table-row>
        <table:table-row table:style-name="ro3">
          <table:table-cell/>
          <table:table-cell table:style-name="ce11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cm11130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cm28155_w1d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cm911360_entphn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oston64r2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brppt1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brppt1_spi_defconfig</text:p>
          </table:table-cell>
          <table:table-cell table:number-columns-repeated="15"/>
        </table:table-row>
        <table:table-row table:style-name="ro3">
          <table:table-cell/>
          <table:table-cell table:style-name="ce11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8"/>
        </table:table-row>
        <table:table-row table:style-name="ro3">
          <table:table-cell/>
          <table:table-cell table:style-name="ce11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7"/>
        </table:table-row>
        <table:table-row table:style-name="ro3">
          <table:table-cell/>
          <table:table-cell table:style-name="ce11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ibri_t30_defconf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ibri_vf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lorfly_e708_q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mtrend_ar5315u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mtrend_ar5387un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mtrend_ct5361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mtrend_vr3032u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mtrend_wap5813n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ga-qeval20-qa3-e3845-internal-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ga-qeval20-qa3-e384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trolcenterd_36BIT_SDCARD_DEVELO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trolcenterd_36BI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trolcenterd_TRAILBLAZER_DEVELO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trolcenterd_TRAILBLAZ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trolcenterd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re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rv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ugarcanyon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wnba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2net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850_am18xx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850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850evm_direct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lmor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-88f67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-88f6820-a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-88f6820-g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-mv784mp-g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au1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au1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au15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au155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bau1550_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evkit325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evkit8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fi-bt700-q7x-15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h_imx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frnce_dit435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splay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splay5_factor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ms-ba16-1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ms-ba1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ns32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ocksta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ra7xx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ra7xx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rac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ragonboard410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ragonboard820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reamplu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s10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s41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serve_dsrv9703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uover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2220-117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a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b_cpu528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b_cpu5282_interna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co5p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cove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db9315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diso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dmini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fi-x8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spresso74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sp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tami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thernut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ast25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px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k303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k312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k322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k332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k339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evb-rv110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fennec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firefly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firefly-rk339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flea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a10h_v1_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alile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e_b450v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e_b650v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e_b850v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eekbo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oflexhom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os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plug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t90h_v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urn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uruplu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wventana_e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wventana_gw590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gwventana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22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8_homlet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armon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ighban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ike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rco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rcon_d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sd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huawei_hg556a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12-tvbo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_3F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_3W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_86V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_D978_re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b62x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cnova-a20-swa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connec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ds831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gep003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gep00x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gtec_xilfpg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dl_icore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q_icore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q_logi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qdl_icore_mi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qdl_icore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qdl_icore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qdl_icore_rq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ul_geam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ul_geam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ul_isiot_e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mx6ul_isiot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86dz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97f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98v_re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9f_rev0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_q97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etspace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ap_cm720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ap_cm920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ap_cm926ej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ap_cm946e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cp_cm113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cp_cm920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cp_cm926ej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ntegratorcp_cm946e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ipam39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jesurun_q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jetson-tk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e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e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g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g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hk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hk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l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2l_hs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c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hadas-vi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_kirkwood_128m1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_kirkwoo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_kirkwood_pc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coge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coge5n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coge5u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eter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lion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nus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opti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sugp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supx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suv3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tegr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tepr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mvect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oelsc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p_imx6q_t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ylin-rk303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kzm9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ag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egoev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ibretech-c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ibretech_all_h3_cc_h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ion-rk336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ite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12a2g5rdb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12afrdm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12aqds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12ardb_qspi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12ardb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iot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iot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ddr4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ddr4_nor_lp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nor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nor_lp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sdcard_if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qds_sdcard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nor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nor_lp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sdcard_if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21atwr_sdcard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lp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nor_ddr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sdcard_if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qds_sdcard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rdb_nan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rdb_sdcar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3a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lpuar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sdcard_if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qds_sdcard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rdb_e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rdb_qspi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rdb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rdb_sdcard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46ardb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qds_qspi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qds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qds_sdcard_if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qds_sdcard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rdb_qspi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rdb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1088ardb_sdcard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_emu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_simu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qds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qd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qds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qds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qds_sdc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rdb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0ardb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1ard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8ardb_qspi_SECURE_BOO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2088ardb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chl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lsxh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28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53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5d4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lta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lta64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lt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lta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rs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axbc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ccmon6_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ccmon6_s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c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edcom-wid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eesc_data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ees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gcoge3u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icroblaze-generi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innowma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iqi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ixtile_loftq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k802_a10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k80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k802i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c8308_p1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pr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s7720s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s7722s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s7750s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t_ventou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vebu_db-88f37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vebu_db_armada8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vebu_espressobin-88f37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vebu_mcbin-88f804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3_olinuxin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3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5pd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8evk_auart_consol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8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8evk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28evk_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31pd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35pd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1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3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3cx90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3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3loc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3pp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53sm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cubox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dlarm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dlarm2_lpddr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memca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qarm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qarm2_lpddr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qsabrelit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abreaut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abres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l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levk_spi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levk_sp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ll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llevk_plugi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xsabreaut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xsabres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sxsabresd_sp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ul_14x14_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ul_9x9_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ull_14x14_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6ull_14x14_evk_plugi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7dsabres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7ulp_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x7ulp_evk_plugi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a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m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m1_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neo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neo_ai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ne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nopi_neo_plus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as2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2big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gear_cg3100d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gear_dgnd3700v2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space_lite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space_max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space_mini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etspace_v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itrogen6dl2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itrogen6d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itrogen6q2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itrogen6q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itrogen6s1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itrogen6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okia_rx5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oven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sa310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sim_7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sim_700b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sim_hs3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sim_hs38b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x25-ae25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nyan-bi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droid-c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droid-xu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droi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beagl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h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logi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over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pandor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3_zoom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4_pand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4_sdp443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5_u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mapl138_lcd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penrd_bas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penrd_clien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penrd_ultimat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pos6uldev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lit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on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pc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p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pc_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plus2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prim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wi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zer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angepi_zero_plus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rige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t12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ot1200_sp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1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371-0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371-218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57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771-0000-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771-0000-5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arrot_r1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az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b1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cm051_rev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cm051_rev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cm05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cm05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each-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each-p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engwy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epp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fla0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hycore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ic32mzdas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ico-imx6u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ico-imx7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icosam9g4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ine64_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latinum_pico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latinum_titaniu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lutu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m926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m926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m9g4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go_e0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laroid_mid2407pxe0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laroid_mid2809pxe0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pla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pmetal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rt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rtl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ov_protab2_ips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uma-rk339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xm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8_a13_table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8_a23_tablet_800x48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8_a33_tablet_1024x6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8_a33_tablet_800x48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-ppce5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-x86_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-x8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-x86_efi_payload3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-x86_efi_payload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_arm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_ar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_mips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_mips64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_mip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qemu_mipse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0p773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2d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7-tv-dongl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7780m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5_salvator-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5_ulc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65_salvator-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6_salvator-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6_ulc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70_eagl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8a77995_draa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astaba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iot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ock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oc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pi_0_w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pi_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pi_3_32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pi_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sk720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sk72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sk726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ru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32v234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5p_gon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5pc210_universa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gem_f@st1704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27_som1_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2_ptc_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2_ptc_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2_xplained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2_xplained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6ek_cmp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6ek_cmp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6ek_cmp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_xplained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_xplained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x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x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3xek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4_xplained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4_xplained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4_xplained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4ek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4ek_nand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ma5d4ek_spi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ndbox6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ndbo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ndbox_flattre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ndbox_nobl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ndbox_sp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ansa_fuze_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349_PCI_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349_PCI_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34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548_PCI_33_PCI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548_PCI_3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548_PCI_66_PCI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548_PCI_6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54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bc8641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c_sps_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ea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ecomx6quq7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fr_nb4-ser_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7752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7753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7757lc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7763rd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7785lcr_32b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7785lc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eep-rk336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eevaplu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hmi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il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ksimx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martwe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mdk525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mdk54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mdkc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mdkv31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napper926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napper9g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nip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now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arria1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arria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cyclone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dbm_soc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de0_nano_so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de10_nan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de1_so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is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mcvevk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socki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socrate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sr15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fpga_vining_fpg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crate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m-db5800-som-6867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opine_base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00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00_usbtt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00_usbtty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1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10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10_p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10_usbtt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10_usbtty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10_usbtty_p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2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20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20_p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20_usbtt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20_usbtty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320_usbtty_pno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6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600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600_usbtt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ear600_usbtty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prin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ih410-b226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f429-discover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f429-evaluatio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f469-discover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f746-disc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h743-disc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h743-eva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32mp15_basi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mark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out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rider_co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rider_con_d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rider_cpu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rider_cpu_d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tv099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un8i_a23_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unxi_Gemei_G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uvd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yzygy_hu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ao353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aur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b1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bs291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bs_a71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ec-n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e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eadorable-x86-conga-qa3-e3845-pcie-x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eadorable-x86-conga-qa3-e384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eadorable-x86-dfi-bt7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eadorable_debug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uba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underx_88x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i814x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i816x_ev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inker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itaniu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opic_miam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opic_miamilit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opic_miamiplu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plink_wdr43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dl_mba6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dl_mba6_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q_mba6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q_mba6_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s_mba6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s_mba6_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qma6s_wru4_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ats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at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cord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corder_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mslice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s46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s48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uge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urris_omni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uxx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wiste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do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doo_ne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niphier_ld4_sld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niphier_v7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niphier_v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sb_a9263_dataflash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usbarmory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one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onenand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one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onenand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one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onenand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831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nice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ntan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aemv8a_d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aemv8a_jun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aemv8a_sem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ca15_tc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ca5x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ca9x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f610tw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f610twr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inc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ining_2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me834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yasa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and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arp7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ar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b45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b50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oodbur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oodburn_s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ork_9210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6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fi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one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onenand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one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onenand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latinumavc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one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onenand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ct_premium_smal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831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nice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ntan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aemv8a_dram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aemv8a_jun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aemv8a_sem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ca15_tc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ca5x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express_ca9x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f610twr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f610twr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inco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ining_20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me8349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yasa-rk328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andboar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arp7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arp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b45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b50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oodbur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oodburn_s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work_9210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60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fi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mini_emm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mini_nan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232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254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275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751_xm015_dc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751_xm016_dc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751_xm017_dc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751_xm018_dc4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1751_xm019_dc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0_rev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2_rev1_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2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2_revB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4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4_revC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06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ilinx_zynqmp_zcu111_rev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pedite517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pedite520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pedite537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pedite550x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press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press_spl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xtfpga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c520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c560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ipitz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mx25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cc108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cse_qspi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microze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picoze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_turn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0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0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70_xm010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70_xm011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70_xm011_x16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70_xm012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c770_xm013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ed_defconfi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zynq_zybo_defconfig</text:p>
          </table:table-cell>
          <table:table-cell table:number-columns-repeated="15"/>
        </table:table-row>
      </table:table>
      <table:table table:name="iMX" table:style-name="ta1">
        <table:table-column table:style-name="co3" table:number-columns-repeated="1024" table:default-cell-style-name="ce12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configs" table:style-name="ta1">
        <table:table-column table:style-name="co14" table:default-cell-style-name="ce9"/>
        <table:table-column table:style-name="co15" table:default-cell-style-name="ce9"/>
        <table:table-column table:style-name="co16" table:default-cell-style-name="ce4"/>
        <table:table-column table:style-name="co17" table:default-cell-style-name="ce9"/>
        <table:table-column table:style-name="co3" table:number-columns-repeated="1020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ARGET_RPI_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ARGET_RPI=y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_MALLOC_F_LEN=0x2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DEVICE_TREE="bcm2837-rpi-3-b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FAULT_DEVICE_TREE="bcm2835-rpi-b"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QUIRE_SERIAL_CONSOL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18" table:default-cell-style-name="ce9"/>
        <table:table-column table:style-name="co1" table:default-cell-style-name="ce8"/>
        <table:table-column table:style-name="co1" table:number-columns-repeated="15" table:default-cell-style-name="ce9"/>
        <table:table-column table:style-name="co19" table:default-cell-style-name="ce9"/>
        <table:table-column table:style-name="co1" table:number-columns-repeated="8" table:default-cell-style-name="ce9"/>
        <table:table-column table:style-name="co20" table:default-cell-style-name="ce9"/>
        <table:table-column table:style-name="co1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3" table:number-columns-repeated="940" table:default-cell-style-name="ce9"/>
        <table:table-row table:style-name="ro1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1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 table:number-rows-repeated="1048015">
          <table:table-cell table:number-columns-repeated="999"/>
        </table:table-row>
        <table:table-row table:style-name="ro2" table:number-rows-repeated="2">
          <table:table-cell table:number-columns-repeated="999"/>
        </table:table-row>
        <table:table-row table:style-name="ro2">
          <table:table-cell table:number-columns-repeated="999"/>
        </table:table-row>
      </table:table>
      <table:table table:name="devtree_rpi-linux" table:style-name="ta1">
        <table:table-column table:style-name="co18" table:default-cell-style-name="ce9"/>
        <table:table-column table:style-name="co1" table:default-cell-style-name="ce8"/>
        <table:table-column table:style-name="co1" table:number-columns-repeated="15" table:default-cell-style-name="ce9"/>
        <table:table-column table:style-name="co19" table:default-cell-style-name="ce9"/>
        <table:table-column table:style-name="co1" table:number-columns-repeated="8" table:default-cell-style-name="ce9"/>
        <table:table-column table:style-name="co20" table:default-cell-style-name="ce9"/>
        <table:table-column table:style-name="co1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3" table:number-columns-repeated="940" table:default-cell-style-name="ce9"/>
        <table:table-row table:style-name="ro1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1" table:number-rows-repeated="1048013">
          <table:table-cell table:number-columns-repeated="999"/>
        </table:table-row>
        <table:table-row table:style-name="ro2" table:number-rows-repeated="561">
          <table:table-cell table:number-columns-repeated="999"/>
        </table:table-row>
        <table:table-row table:style-name="ro2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05:40:58.910459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5-07T09:45:10.602793607</dc:date>
    <meta:editing-duration>PT8H23M4S</meta:editing-duration>
    <meta:editing-cycles>635</meta:editing-cycles>
    <meta:document-statistic meta:table-count="6" meta:cell-count="3084" meta:object-count="0"/>
  </office:meta>
</office:document-meta>
</file>